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721" officeooo:paragraph-rsid="00017721"/>
    </style:style>
    <style:style style:name="P2" style:family="paragraph" style:parent-style-name="Standard">
      <style:paragraph-properties fo:text-align="justify" style:justify-single-word="false"/>
      <style:text-properties officeooo:rsid="0001ae7d" officeooo:paragraph-rsid="0001ae7d"/>
    </style:style>
    <style:style style:name="P3" style:family="paragraph" style:parent-style-name="Standard">
      <style:text-properties officeooo:rsid="00034e1c" officeooo:paragraph-rsid="00034e1c"/>
    </style:style>
    <style:style style:name="P4" style:family="paragraph" style:parent-style-name="Standard">
      <loext:graphic-properties draw:fill="solid" draw:fill-color="#808080"/>
      <style:paragraph-properties fo:background-color="#808080"/>
      <style:text-properties officeooo:rsid="00034e1c" officeooo:paragraph-rsid="00034e1c"/>
    </style:style>
    <style:style style:name="P5" style:family="paragraph" style:parent-style-name="Standard">
      <style:paragraph-properties fo:text-align="justify" style:justify-single-word="false"/>
      <style:text-properties officeooo:rsid="00034e1c" officeooo:paragraph-rsid="00034e1c"/>
    </style:style>
    <style:style style:name="P6" style:family="paragraph" style:parent-style-name="Standard">
      <style:text-properties officeooo:rsid="0004136f" officeooo:paragraph-rsid="0004136f"/>
    </style:style>
    <style:style style:name="P7" style:family="paragraph" style:parent-style-name="Standard">
      <style:paragraph-properties fo:text-align="justify" style:justify-single-word="false"/>
      <style:text-properties officeooo:rsid="0004136f" officeooo:paragraph-rsid="0004136f"/>
    </style:style>
    <style:style style:name="P8" style:family="paragraph" style:parent-style-name="Standard">
      <style:text-properties officeooo:rsid="0005dfaf" officeooo:paragraph-rsid="0005dfaf"/>
    </style:style>
    <style:style style:name="P9" style:family="paragraph" style:parent-style-name="Standard">
      <loext:graphic-properties draw:fill="solid" draw:fill-color="#000000"/>
      <style:paragraph-properties fo:background-color="#000000"/>
      <style:text-properties officeooo:rsid="0005dfaf" officeooo:paragraph-rsid="0005dfaf"/>
    </style:style>
    <style:style style:name="P10" style:family="paragraph" style:parent-style-name="Standard">
      <style:paragraph-properties fo:text-align="justify" style:justify-single-word="false"/>
      <style:text-properties officeooo:rsid="0005dfaf" officeooo:paragraph-rsid="0005dfaf"/>
    </style:style>
    <style:style style:name="P11" style:family="paragraph" style:parent-style-name="Standard">
      <style:text-properties officeooo:rsid="0006bb97" officeooo:paragraph-rsid="0006bb97"/>
    </style:style>
    <style:style style:name="P12" style:family="paragraph" style:parent-style-name="Standard">
      <loext:graphic-properties draw:fill="solid" draw:fill-color="#000000"/>
      <style:paragraph-properties fo:background-color="#000000"/>
      <style:text-properties officeooo:rsid="0006bb97" officeooo:paragraph-rsid="0006bb97"/>
    </style:style>
    <style:style style:name="P13" style:family="paragraph" style:parent-style-name="Standard">
      <style:paragraph-properties fo:text-align="justify" style:justify-single-word="false"/>
      <style:text-properties officeooo:rsid="0006bb97" officeooo:paragraph-rsid="0006bb97"/>
    </style:style>
    <style:style style:name="P14" style:family="paragraph" style:parent-style-name="Standard">
      <style:text-properties officeooo:rsid="00074a54" officeooo:paragraph-rsid="00074a54"/>
    </style:style>
    <style:style style:name="P15" style:family="paragraph" style:parent-style-name="Standard">
      <loext:graphic-properties draw:fill="solid" draw:fill-color="#000000"/>
      <style:paragraph-properties fo:background-color="#000000"/>
      <style:text-properties officeooo:rsid="00074a54" officeooo:paragraph-rsid="00074a54"/>
    </style:style>
    <style:style style:name="P16" style:family="paragraph" style:parent-style-name="Standard">
      <style:paragraph-properties fo:text-align="justify" style:justify-single-word="false"/>
      <style:text-properties officeooo:rsid="00074a54" officeooo:paragraph-rsid="00074a54"/>
    </style:style>
    <style:style style:name="P17" style:family="paragraph" style:parent-style-name="Standard">
      <style:paragraph-properties fo:text-align="center" style:justify-single-word="false"/>
      <style:text-properties fo:color="#099cec" style:font-name="FreeSans" fo:font-size="16pt" fo:font-weight="bold" officeooo:rsid="00017721" officeooo:paragraph-rsid="00017721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099cec" style:font-name="FreeSans" fo:font-size="14pt" fo:font-weight="bold" officeooo:rsid="0005dfaf" officeooo:paragraph-rsid="0005dfa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034e1c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034e1c" officeooo:paragraph-rsid="00034e1c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06bb97" officeooo:paragraph-rsid="0006bb97"/>
    </style:style>
    <style:style style:name="T1" style:family="text">
      <style:text-properties officeooo:rsid="00034e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034e1c" fo:background-color="#dddddd" loext:char-shading-value="0"/>
    </style:style>
    <style:style style:name="T5" style:family="text">
      <style:text-properties officeooo:rsid="000d9d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ocker Registry</text:p>
      <text:p text:style-name="P1"/>
      <text:p text:style-name="P2">O <text:span text:style-name="T2">Docker Registry</text:span> é um<text:span text:style-name="T1">a aplicação backend</text:span> que armazena e distribui imagens Docker.</text:p>
      <text:p text:style-name="P19"><text:span text:style-name="T1">Quando rodamos o comando </text:span><text:span text:style-name="T4">docker run</text:span><text:span text:style-name="T1"> e passamos o nome da imagem estamos usando a forma abreviada do comando. Isto é, estamos especificando apenas o nome da imagem mas não seu registry, que é o local de onde vamos baixar essa imagem caso ela ainda não exista no host. Quando não especificamos o registry, o Docker utiliza o registry padrão que é o Docker Hub.</text:span></text:p>
      <text:p text:style-name="P5">Além do registry, o Docker também embute no comando docker run o nome de usuário do dono da imagem. O Docker presume que esse nome de usuário seja o mesmo da imagem passada.</text:p>
      <text:p text:style-name="P5">Então, utilizando a imagem do nginx como exemplo, temos o seguinte formato de especificação da imagem no docker run:</text:p>
      <text:p text:style-name="P3"/>
      <text:p text:style-name="P4"><text:tab/>docker.io/nginx/nginx</text:p>
      <text:p text:style-name="P3"/>
      <text:p text:style-name="P5">Onde:</text:p>
      <text:p text:style-name="P5"/>
      <text:list xml:id="list3060189324" text:style-name="L1">
        <text:list-item>
          <text:p text:style-name="P20"><text:span text:style-name="T2">docker.io</text:span>: nome do registry</text:p>
        </text:list-item>
        <text:list-item>
          <text:p text:style-name="P20"><text:span text:style-name="T2">nginx</text:span>: nome de usuário</text:p>
        </text:list-item>
        <text:list-item>
          <text:p text:style-name="P20"><text:span text:style-name="T2">nginx</text:span>: nome da imagem/repositório</text:p>
        </text:list-item>
      </text:list>
      <text:p text:style-name="P5"/>
      <text:p text:style-name="P5">Existem muitos outros registries populares como o registry do Google (grc.io) onde muitas imagens relacionadas ao Kubernetes estão armazenadas.</text:p>
      <text:p text:style-name="P7">Ambos os registries citados até o momento (Docker Hub e Google) são públicos, significando que qualquer pessoa pode baixar as imagens que eles armazenam. Quando conteinerizamos nossas próprias aplicações que não devem estar disponíveis publicamente, a melhor solução é hospedas as imagens no que chamamos de registry privado. Muitos serviços de nuvens fornecem um registry privado por padrão quando uma conta é aberta. O registry da AWS, por exemplo, é o ECR (Elastic Container Registry).</text:p>
      <text:p text:style-name="P6"/>
      <text:p text:style-name="P18">docker login</text:p>
      <text:p text:style-name="P8"/>
      <text:p text:style-name="P10">Para baixar imagens de um registry privado é necessário se autenticar no servidor onde se encontra o registry. Para isso, utilizamos o comando <text:span text:style-name="T3">docker login</text:span>:</text:p>
      <text:p text:style-name="P8"/>
      <text:p text:style-name="P9"><text:tab/>docker login private-registry.io</text:p>
      <text:p text:style-name="P8"/>
      <text:p text:style-name="P10">Passamos como argumento o nome do registry.</text:p>
      <text:p text:style-name="P10">Para rodarmos um contêiner a partir de uma imagem baixada de um registry privado precisamos passar como argumento o formato completo de especificação da imagem:</text:p>
      <text:p text:style-name="P8"/>
      <text:p text:style-name="P9"><text:tab/>docker run private-registry.io/apps/internal-app</text:p>
      <text:p text:style-name="P8"/>
      <text:p text:style-name="P18">Registry On-Premise</text:p>
      <text:p text:style-name="P8"/>
      <text:p text:style-name="P13">Citamos anteriormente que serviços de nuvem fornecem o serviço de registry privado. Mas e se quiséssemos hospeda<text:span text:style-name="T5">r</text:span> nossas imagens em um servidor on-premise?</text:p>
      <text:p text:style-name="P13">Como já vimos, o Docker Registry é nada mais que uma aplicação que faz o trabalho de armazenar e permitir o download de imagens Docker. Sendo uma aplicação, ela também possui uma imagem Docker disponível para uso. O nome da imagem é registry e sua API é exposta na porta 5000.</text:p>
      <text:p text:style-name="P11"/>
      <text:p text:style-name="P12"><text:tab/>docker run -d -p 5000:5000 --name registry registry:2</text:p>
      <text:p text:style-name="P11"/>
      <text:p text:style-name="P13"><text:soft-page-break/>Agora que temos um contêiner que disponibiliza a aplicação de registry na porta 5000, podemos armazenar nossas próprias imagens nele seguindo 2 passos:</text:p>
      <text:p text:style-name="P11"/>
      <text:list xml:id="list1906738123" text:style-name="L2">
        <text:list-item>
          <text:p text:style-name="P21">Criar uma tag para a imagem que aponta para o registry utilizando o comando <text:span text:style-name="T3">docker tag</text:span>:</text:p>
        </text:list-item>
      </text:list>
      <text:p text:style-name="P11"/>
      <text:p text:style-name="P12"><text:tab/>docker image tag image-name localhost:5000/image-name</text:p>
      <text:p text:style-name="P11"/>
      <text:p text:style-name="P13"><text:tab/>Por convenção, colocamos como tag da imagem o nome do host ou seu endereço IP junto da <text:tab/>porta que o registry está escutando.</text:p>
      <text:p text:style-name="P11"/>
      <text:list xml:id="list172836791475142" text:continue-numbering="true" text:style-name="L2">
        <text:list-item>
          <text:p text:style-name="P21">Armazenar a imagem no registry utilizando o comando <text:span text:style-name="T3">docker push</text:span>:</text:p>
        </text:list-item>
      </text:list>
      <text:p text:style-name="P11"/>
      <text:p text:style-name="P12"><text:tab/>docker push localhost:5000/image-name</text:p>
      <text:p text:style-name="P11"/>
      <text:p text:style-name="P13"><text:tab/>Passamos como argumento a tag que criamos para a imagem.</text:p>
      <text:p text:style-name="P11"/>
      <text:p text:style-name="P16">Agora é possível baixar essa imagem de qualquer lugar utilizando o endereço IP ou DNS do servidor que hospeda o registry utilizando o comando <text:span text:style-name="T3">docker pull</text:span>:</text:p>
      <text:p text:style-name="P14"/>
      <text:p text:style-name="P15"><text:tab/>docker pull localhost:5000/image-n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1:37:40.472920585</meta:creation-date>
    <dc:date>2021-06-02T17:28:35.231691593</dc:date>
    <meta:editing-duration>PT31M1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514" meta:character-count="3216" meta:non-whitespace-character-count="2729"/>
  </office:meta>
</office:document-meta>
</file>